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Person.setLastName( String la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erson.getBal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erson.setAge( long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erson.getBirth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erson.setBalance( BigDecimal bal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erson.getLa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ePerson.setBirthDate( LocalDate birth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